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1" style:family="text">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pan text:style-name="T1">Titre</text:span>: Cartographie des conférenciers et de leurs pratiques pour le congrès 2020 de l'ISPRS.</text:p>
      <text:p text:style-name="Standard"/>
      <text:p text:style-name="Standard"><text:span text:style-name="T1">Descriptif</text:span>: le congrès quadriennal de la société internationale de photogrammétrie et de télédétection (ISPRS) aura lieu à Nice en juin 2020. On attend plus de 2000 soumissions scientifiques de plus de 70 pays couvrant un grand nombre de sujets (près de 50 définis).</text:p>
      <text:p text:style-name="Standard">L'analyse précise des conférenciers (pays, catégorie, public/privé, etc.) est importante et des sujets abordés dans les articles soumis est importante pour avoir la connaissance la plus précise de la communauté en 2020 et pour mieux définir les sujets d'intérêt pour les 4 années à venir.</text:p>
      <text:p text:style-name="Standard"/>
      <text:p text:style-name="Standard">Le but de ce projet est de proposer des outils automatiques pour l'analyse et la cartographie des conférenciers de ce congrès. Une première partie se focalisera sur des traitements en Python de la base de données. La deuxième partie sera dédiée à la génération automatique de cartes avec QGIS et le module Atlas.</text:p>
      <text:p text:style-name="Standard"/>
      <text:p text:style-name="Standard"><text:span text:style-name="T1">Données</text:span>: elles seront fournies par le commanditaire (table CSV).</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3T10:41:25.623415585</meta:creation-date>
    <dc:date>2019-11-13T10:42:09.780781863</dc:date>
    <meta:editing-duration>PT45S</meta:editing-duration>
    <meta:editing-cycles>1</meta:editing-cycles>
    <meta:document-statistic meta:table-count="0" meta:image-count="0" meta:object-count="0" meta:page-count="1" meta:paragraph-count="5" meta:word-count="164" meta:character-count="1022" meta:non-whitespace-character-count="863"/>
    <meta:generator>LibreOffice/6.0.7.3$Linux_X86_64 LibreOffice_project/00m0$Build-3</meta:generator>
  </office:meta>
</office:document-meta>
</file>